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mark" style:list-style-name="L5"/>
    <style:style style:name="T1" style:family="text">
      <style:text-properties fo:font-variant="normal" fo:text-transform="none" fo:color="#000000" style:font-name="Times New Roman" fo:font-size="32pt" fo:letter-spacing="normal" fo:language="zxx" fo:country="none" fo:font-style="normal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2" style:family="text"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variant="normal" fo:text-transform="none" fo:color="#000000" style:font-name="Times New Roman" fo:font-size="14pt" fo:letter-spacing="normal" fo:language="zxx" fo:country="none" fo:font-style="normal" fo:font-weight="normal" style:font-name-asian="Droid Sans Mono" style:font-size-asian="14pt" style:language-asian="zxx" style:country-asian="none" style:font-style-asian="normal" style:font-weight-asian="normal" style:font-name-complex="Droid Sans Mono" style:font-size-complex="14pt" style:language-complex="zxx" style:country-complex="none" style:font-style-complex="normal" style:font-weight-complex="normal"/>
    </style:style>
    <style:style style:name="T4" style:family="text">
      <style:text-properties fo:font-variant="normal" fo:text-transform="none" fo:color="#000000" style:font-name="Times New Roman" fo:font-size="14pt" fo:letter-spacing="normal" fo:language="zxx" fo:country="none" fo:font-style="normal" fo:font-weight="bold" style:font-name-asian="Droid Sans Mono" style:font-size-asian="14pt" style:language-asian="zxx" style:country-asian="none" style:font-style-asian="normal" style:font-weight-asian="bold" style:font-name-complex="Droid Sans Mono" style:font-size-complex="14pt" style:language-complex="zxx" style:country-complex="none" style:font-style-complex="normal" style:font-weight-complex="bold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ark"><text:span text:style-name="T1">M.02 </text:span><text:span text:style-name="T2"><text:tab/></text:span><text:span text:style-name="T3">Визначником n-го порядку матриці А називається сума усіх можливих добутків елементів цієї таблиці, взятих по одному з кожного рядка і по одному з кожного стовпчика. Співмножники у кожному доданку записуються по порядку рядків, тоді номери стовпчиків утворюють перестановки. Доданки які беруться з парними перестановками мають знак +</text:span><text:span text:style-name="T4">, </text:span><text:span text:style-name="T3">непарні знак "-"</text:span></text:p>
      <text:p text:style-name="mark"><text:span text:style-name="T3">Властивості:</text:span></text:p>
      <text:list xml:id="list927245316" text:style-name="L5">
        <text:list-item>
          <text:p text:style-name="P1"><text:span text:style-name="T3">Величина визначника не змінитьс, якщо його рядки замінити стовпчиками, причому кожен рядок замінюється стовпчиком з тим же номером.</text:span></text:p>
        </text:list-item>
        <text:list-item>
          <text:p text:style-name="P1"><text:span text:style-name="T3">Якщо у визначника поміняти місцями лише 2 рядки, то визначник змінить знак</text:span></text:p>
        </text:list-item>
        <text:list-item>
          <text:p text:style-name="P1"><text:span text:style-name="T3">Якщо визначник має 2 однакових рядки(стовпці) то він = 0</text:span></text:p>
        </text:list-item>
        <text:list-item>
          <text:p text:style-name="P1"><text:span text:style-name="T3">Якщо визначник містить 2 пропорційних рядки, то він = 0. Якщо всі елементи деякого рядка = 0, то і визначник = 0</text:span></text:p>
        </text:list-item>
        <text:list-item>
          <text:p text:style-name="P1"><text:span text:style-name="T3">Спільний множник всіх елементів рядка можна винести за <text:s/>знав визначника.</text:span></text:p>
        </text:list-item>
      </text:list>
      <text:p text:style-name="mark"><text:span text:style-name="T4">Визначник 2-го порядку</text:span><text:span text:style-name="T3">: </text:span><text:span text:style-name="T3"><draw:frame draw:style-name="fr1" draw:name="Object1" text:anchor-type="as-char" svg:y="-0.198in" svg:width="1.7646in" svg:height="0.3272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mark"><text:span text:style-name="T4">Визначник 3-го порядку </text:span><text:span text:style-name="T3">(за правилом трикутника): </text:span><text:span text:style-name="T3"><draw:frame draw:style-name="fr1" draw:name="Object2" text:anchor-type="as-char" svg:y="-0.198in" svg:width="6.8654in" svg:height="0.3272in" draw:z-index="1"><draw:object xlink:href="./Object 2" xlink:type="simple" xlink:show="embed" xlink:actuate="onLoad"/><draw:image xlink:href="./ObjectReplacements/Object 2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6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6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02</meta:generator>
    <dc:date>2015-07-10T16:50:17</dc:date>
    <dc:creator>axel </dc:creator>
    <meta:editing-duration>PT23M54S</meta:editing-duration>
    <meta:editing-cycles>9</meta:editing-cycles>
    <meta:document-statistic meta:table-count="0" meta:image-count="0" meta:object-count="2" meta:page-count="1" meta:paragraph-count="9" meta:word-count="138" meta:character-count="453" meta:non-whitespace-character-count="768"/>
  </office:meta>
</office:document-meta>
</file>

<file path=Object 1/content.xml><?xml version="1.0" encoding="utf-8"?>
<math xmlns="http://www.w3.org/1998/Math/MathML">
  <semantics>
    <mrow>
      <mrow>
        <mo stretchy="false">Δ</mo>
        <mo stretchy="false">=</mo>
        <msub>
          <mi>a</mi>
          <mn>11</mn>
        </msub>
      </mrow>
      <msub>
        <mi>a</mi>
        <mn>22</mn>
      </msub>
      <mi>–</mi>
      <msub>
        <mi>a</mi>
        <mn>12</mn>
      </msub>
      <msub>
        <mi>a</mi>
        <mn>21</mn>
      </msub>
    </mrow>
    <annotation encoding="StarMath 5.0">%DELTA = a_11 a_22 – a_12 a_21</annotation>
  </semantics>
</math>
</file>

<file path=Object 2/content.xml><?xml version="1.0" encoding="utf-8"?>
<math xmlns="http://www.w3.org/1998/Math/MathML">
  <semantics>
    <mrow>
      <mrow>
        <mo stretchy="false">Δ</mo>
        <mo stretchy="false">=</mo>
        <msub>
          <mi>а</mi>
          <mn>11</mn>
        </msub>
      </mrow>
      <msub>
        <mi>а</mi>
        <mn>22</mn>
      </msub>
      <mrow>
        <msub>
          <mi>а</mi>
          <mn>33</mn>
        </msub>
        <mo stretchy="false">+</mo>
        <msub>
          <mi>а</mi>
          <mn>21</mn>
        </msub>
      </mrow>
      <msub>
        <mi>а</mi>
        <mn>13</mn>
      </msub>
      <mrow>
        <msub>
          <mi>а</mi>
          <mn>32</mn>
        </msub>
        <mo stretchy="false">+</mo>
        <msub>
          <mi>а</mi>
          <mn>21</mn>
        </msub>
      </mrow>
      <msub>
        <mi>а</mi>
        <mn>23</mn>
      </msub>
      <msub>
        <mi>а</mi>
        <mn>31</mn>
      </msub>
      <mi>–</mi>
      <msub>
        <mi>а</mi>
        <mn>11</mn>
      </msub>
      <msub>
        <mi>а</mi>
        <mn>23</mn>
      </msub>
      <msub>
        <mi>a</mi>
        <mn>32</mn>
      </msub>
      <mi>–</mi>
      <msub>
        <mi>a</mi>
        <mn>21</mn>
      </msub>
      <msub>
        <mi>a</mi>
        <mn>12</mn>
      </msub>
      <msub>
        <mi>a</mi>
        <mn>33</mn>
      </msub>
      <mi>–</mi>
      <msub>
        <mi>a</mi>
        <mn>31</mn>
      </msub>
      <msub>
        <mi>a</mi>
        <mn>22</mn>
      </msub>
      <msub>
        <mi>a</mi>
        <mn>13</mn>
      </msub>
    </mrow>
    <annotation encoding="StarMath 5.0">%DELTA = а_11 а_22 а_33 + а_21 а_13 а_32 + а_21 а_23 а_31 – а_11 а_23 a_32 – a_21 a_12 a_33 – a_31 a_22 a_13</annotation>
  </semantics>
</math>
</file>